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3ebd3"/>
    </style:style>
    <style:style style:name="P2" style:family="paragraph" style:parent-style-name="Standard">
      <style:text-properties officeooo:paragraph-rsid="001e1cc1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T1" style:family="text">
      <style:text-properties officeooo:rsid="00114dab"/>
    </style:style>
    <style:style style:name="T2" style:family="text">
      <style:text-properties officeooo:rsid="0011b09f"/>
    </style:style>
    <style:style style:name="T3" style:family="text">
      <style:text-properties officeooo:rsid="0012815c"/>
    </style:style>
    <style:style style:name="T4" style:family="text">
      <style:text-properties officeooo:rsid="0013ebd3"/>
    </style:style>
    <style:style style:name="T5" style:family="text">
      <style:text-properties officeooo:rsid="0014f3b6"/>
    </style:style>
    <style:style style:name="T6" style:family="text">
      <style:text-properties officeooo:rsid="00163f4a"/>
    </style:style>
    <style:style style:name="T7" style:family="text">
      <style:text-properties officeooo:rsid="0016d03d"/>
    </style:style>
    <style:style style:name="T8" style:family="text">
      <style:text-properties officeooo:rsid="0018aac9"/>
    </style:style>
    <style:style style:name="T9" style:family="text">
      <style:text-properties officeooo:rsid="001bc34a"/>
    </style:style>
    <style:style style:name="T10" style:family="text">
      <style:text-properties officeooo:rsid="001d6d1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It was necessary for Newton to build upon Aristotlelian </text:span><text:span text:style-name="T3">n</text:span><text:span text:style-name="T1">ature by narrowing the scope of the Four Causes to </text:span><text:span text:style-name="T4">examine</text:span><text:span text:style-name="T1"> a world where it was possible to experimentally determine how nature behaves. <text:s/></text:span><text:span text:style-name="T3">Aristotelian nature concerns itself with funneling the universe into a taxonomic structure capable of exhaustively </text:span><text:span text:style-name="T5">explaining all</text:span><text:span text:style-name="T3"> 'Why ?'</text:span><text:span text:style-name="T5">s that may arise in the study of nature</text:span><text:span text:style-name="T3">.</text:span><text:span text:style-name="T1"> <text:s/></text:span><text:span text:style-name="T5">Aristotle uses his Four Causes </text:span><text:span text:style-name="T6">as a tool of inquiry to expose the </text:span><text:span text:style-name="T7">history, actions, and nature of things while answering the aforementioned question. <text:s/></text:span><text:span text:style-name="T2">Though many state that Newton openly rejected Aristotelian thought, a filtered sample of Aristotle's Causes can be found in </text:span><text:span text:style-name="T4">Newton's </text:span><text:span text:style-name="T1">Philosophiæ Naturalis Principia Mathematica</text:span><text:span text:style-name="T2">, in the context of Newton's Rules of Reasoning in Philosophy. <text:s/></text:span><text:span text:style-name="T1">Newton's Principia laid the foundation for experimental philosophy, the scientific method, and modern physics </text:span><text:span text:style-name="T2">by examining mechanical interactions in the physical world through the obscured eyes of Aristotle. <text:s/></text:span></text:p>
      <text:p text:style-name="P2"><text:span text:style-name="T2"><text:tab/></text:span><text:span text:style-name="T7">Aristotle's Four Causes are dependent on his taxonomy of nature, so an understanding of the taxonomic structure in Aristotle's Physics is necessary to examine the path between Aristotelian and Newtonian nature. <text:s/>At the top, there is a division between things that exist by nature (physis) and </text:span><text:span text:style-name="T8">things that are products of </text:span><text:span text:style-name="T7">art (techne), or man-made things (artificial). <text:s/></text:span><text:span text:style-name="T8">The distinction between the two arises from their origins, but also from the way in which they behave over time and space. <text:s/>Things of nature have innate principles of motion (kinesis) and rest (stasis) by which their state inherently evolves over time (metabole). <text:s/>Techne lacks this metabole; however, it is clear that techne still has kinesis and stasis from </text:span><text:span text:style-name="T9">simple </text:span><text:span text:style-name="T8">observation of </text:span><text:span text:style-name="T9">the behaviors of </text:span><text:span text:style-name="T8">man-made objects. <text:s/>The kinesis and stasis </text:span><text:span text:style-name="T9">that is observed in</text:span><text:span text:style-name="T8"> techne can be attributed to the </text:span><text:span text:style-name="T10">substances</text:span><text:span text:style-name="T8"> of which the techne is composed, </text:span><text:span text:style-name="T9">assuming that all techne can be decomposed into some set of natural materials*. <text:s text:c="2"/></text:span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It was necessary for Newton to build upon Aristotlelian Nature by narrowing the scope of the Four Causes to create a world where it was possible to experimentally determine how nature behaves.</text:span></text:p>
      <text:list xml:id="list184744115" text:style-name="L1">
        <text:list-item>
          <text:list>
            <text:list-item>
              <text:p text:style-name="P3"/>
            </text:list-item>
          </text:list>
        </text:list-item>
      </text:list>
      <text:list xml:id="list859442895" text:style-name="L2">
        <text:list-item>
          <text:p text:style-name="P4">Aristotelian Nature</text:p>
          <text:list>
            <text:list-item>
              <text:p text:style-name="P4">Defines a taxonomic structure of the universe with which one can explore the causes of the universe</text:p>
              <text:list>
                <text:list-item>
                  <text:p text:style-name="P4">Physis</text:p>
                  <text:list>
                    <text:list-item>
                      <text:p text:style-name="P4">have kinesis and stasis, the combination of which is metabole</text:p>
                    </text:list-item>
                    <text:list-item>
                      <text:p text:style-name="P4">individual elements of physis are ousia, or substances</text:p>
                    </text:list-item>
                  </text:list>
                </text:list-item>
                <text:list-item>
                  <text:p text:style-name="P4">techne</text:p>
                  <text:list>
                    <text:list-item>
                      <text:p text:style-name="P4">does not have metabole</text:p>
                      <text:list>
                        <text:list-item>
                          <text:p text:style-name="P4">but the ousia in techne does!</text:p>
                        </text:list-item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  <text:list-item>
                  <text:p text:style-name="P4">Four causes are four different ways of answering 'Why?', though collectively, they exhaust the question.</text:p>
                  <text:list>
                    <text:list-item>
                      <text:p text:style-name="P4"><text:soft-page-break/>The first three causes (Material, Formal, and Efficient) utilize Substance, Matter, Form, and Change to answer Why?</text:p>
                      <text:list>
                        <text:list-item>
                          <text:p text:style-name="P4">Substance, Matter, Form, and Change are all inherent properties of things that can be quantitatively measured</text:p>
                        </text:list-item>
                        <text:list-item>
                          <text:p text:style-name="P4">These are all physical.</text:p>
                        </text:list-item>
                      </text:list>
                    </text:list-item>
                    <text:list-item>
                      <text:p text:style-name="P4">The last cause uses telos to answer Why?.</text:p>
                      <text:list>
                        <text:list-item>
                          <text:p text:style-name="P4">Telos is the maximum point on the 'Essentiality vs. Time' plot. It cannot be quantitatively measured because it is often subjective. </text:p>
                        </text:list-item>
                        <text:list-item>
                          <text:p text:style-name="P4">I'd argue that it is metaphysical.</text:p>
                        </text:list-item>
                      </text:list>
                    </text:list-item>
                    <text:list-item>
                      <text:p text:style-name="P4">When studying the physical, one can ignore telos since it is not a physical force, despite its presence as an Aristotelian force of natu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Newton rejects Aristotelian views of nature to separate philosophy from experimental philosophy (modern science).</text:p>
          <text:list>
            <text:list-item>
              <text:p text:style-name="P4">Newton is all about induction through physical or mathematical experiment.</text:p>
              <text:list>
                <text:list-item>
                  <text:p text:style-name="P4">Finds no truth in thought experiment, God.</text:p>
                </text:list-item>
                <text:list-item>
                  <text:p text:style-name="P4">Disregards telos</text:p>
                </text:list-item>
                <text:list-item>
                  <text:p text:style-name="P4">Is simply looking for the answer to Why?, but in the context of the purely physical realm.</text:p>
                </text:list-item>
              </text:list>
            </text:list-item>
            <text:list-item>
              <text:p text:style-name="P4">So, does Newton really reject the Aristotelian causes?</text:p>
              <text:list>
                <text:list-item>
                  <text:p text:style-name="P4">Newton relies on the first three causes to produce his Newtonian Mechanics</text:p>
                </text:list-item>
                <text:list-item>
                  <text:p text:style-name="P4">The Final Cause is irrelevant, via Newton's 1st and 2nd Rules of Reasoning,</text:p>
                  <text:list>
                    <text:list-item>
                      <text:p text:style-name="P4">We are to admit no more causes of natural things than such as are both true and sufficient to explain their appearances.</text:p>
                    </text:list-item>
                    <text:list-item>
                      <text:p text:style-name="P4">Therefore to the same natural effects we must, as far as possible, assign the same causes.</text:p>
                    </text:list-item>
                  </text:list>
                </text:list-item>
                <text:list-item>
                  <text:p text:style-name="P4">So the answer is sort of, but only to the extent that he is removing the purely philosophical from the experimental.</text:p>
                </text:list-item>
              </text:list>
            </text:list-item>
            <text:list-item>
              <text:p text:style-name="P5">Need to figure out Chance, Luck, etc.</text:p>
            </text:list-item>
          </text:list>
        </text:list-item>
      </text:list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9">An interesting </text:span><text:span text:style-name="T10">aside </text:span><text:span text:style-name="T9">is th</text:span><text:span text:style-name="T10">e application of the aforementioned decomposition to natural materials, dividing them down to further isolate the essence (ousia qua substance) of natural materials. <text:s/>This decomposition would boil down to the few kernels of natural essence (atomos) that compose the universe; the form of the universe is simply the state and arrangement of conglomerations of these atomos. <text:s/>Or, as Carl Sagan puts it, “The beauty of a living thing is not the atoms that go into it, but the way those atoms are put together.” <text:s text:c="2"/>-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0-30T19:55:48</meta:creation-date>
    <dc:date>2011-10-31T14:39:07</dc:date>
    <dc:creator>Josh Gordonson</dc:creator>
    <meta:editing-duration>PT12H12M57S</meta:editing-duration>
    <meta:editing-cycles>3</meta:editing-cycles>
    <meta:generator>OpenOffice.org/3.2$Linux OpenOffice.org_project/320m19$Build-9505</meta:generator>
    <meta:document-statistic meta:table-count="0" meta:image-count="0" meta:object-count="0" meta:page-count="2" meta:paragraph-count="32" meta:word-count="762" meta:character-count="4619"/>
  </office:meta>
</office:document-meta>
</file>